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0" style:family="table">
      <style:table-properties style:width="15.875cm" fo:margin-left="-0.009cm" table:align="left"/>
    </style:style>
    <style:style style:name="Tabla10.A" style:family="table-column">
      <style:table-column-properties style:column-width="3.963cm"/>
    </style:style>
    <style:style style:name="Tabla10.B" style:family="table-column">
      <style:table-column-properties style:column-width="1.767cm"/>
    </style:style>
    <style:style style:name="Tabla10.C" style:family="table-column">
      <style:table-column-properties style:column-width="1.755cm"/>
    </style:style>
    <style:style style:name="Tabla10.D" style:family="table-column">
      <style:table-column-properties style:column-width="3.785cm"/>
    </style:style>
    <style:style style:name="Tabla10.E" style:family="table-column">
      <style:table-column-properties style:column-width="0.406cm"/>
    </style:style>
    <style:style style:name="Tabla10.F" style:family="table-column">
      <style:table-column-properties style:column-width="4.198cm"/>
    </style:style>
    <style:style style:name="Tabla10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0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0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F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8" style:family="table-row">
      <style:table-row-properties style:min-row-height="3.542cm"/>
    </style:style>
    <style:style style:name="Tabla10.9" style:family="table-row">
      <style:table-row-properties style:min-row-height="0.531cm"/>
    </style:style>
    <style:style style:name="Tabla10.A10" style:family="table-cell">
      <style:table-cell-properties style:vertical-align="middle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.11" style:family="table-row">
      <style:table-row-properties style:min-row-height="2.171cm"/>
    </style:style>
    <style:style style:name="Tabla10.12" style:family="table-row">
      <style:table-row-properties style:min-row-height="0.893cm"/>
    </style:style>
    <style:style style:name="Tabla10.13" style:family="table-row">
      <style:table-row-properties style:min-row-height="0.986cm"/>
    </style:style>
    <style:style style:name="Tabla10.14" style:family="table-row">
      <style:table-row-properties style:min-row-height="1.032cm"/>
    </style:style>
    <style:style style:name="Tabla10.15" style:family="table-row">
      <style:table-row-properties style:min-row-height="0.838cm"/>
    </style:style>
    <style:style style:name="P1" style:family="paragraph" style:parent-style-name="Normal">
      <style:paragraph-properties fo:text-align="center" style:justify-single-word="false"/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text-properties fo:color="#ffffff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bold" officeooo:paragraph-rsid="0020a17b" style:rfc-language-tag-asian="es-ES-u-co-trad" style:language-asian="es" style:country-asian="ES" style:font-weight-asian="bold" style:font-weight-complex="bold"/>
    </style:style>
    <style:style style:name="P5" style:family="paragraph" style:parent-style-name="Normal">
      <style:paragraph-properties fo:text-align="center" style:justify-single-word="false"/>
      <style:text-properties officeooo:paragraph-rsid="0020a17b"/>
    </style:style>
    <style:style style:name="P6" style:family="paragraph" style:parent-style-name="Normal">
      <style:paragraph-properties fo:break-before="page"/>
      <style:text-properties officeooo:paragraph-rsid="0020a17b"/>
    </style:style>
    <style:style style:name="P7" style:family="paragraph" style:parent-style-name="Normal">
      <style:text-properties officeooo:paragraph-rsid="0020a17b"/>
    </style:style>
    <style:style style:name="P8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9" style:family="paragraph" style:parent-style-name="Normal"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0" style:family="paragraph" style:parent-style-name="Normal">
      <style:paragraph-properties fo:text-align="center" style:justify-single-word="false"/>
      <style:text-properties fo:color="#000000" loext:opacity="100%" fo:font-weight="bold" officeooo:paragraph-rsid="0021391d" style:rfc-language-tag-asian="es-ES-u-co-trad" style:language-asian="es" style:country-asian="ES" style:font-weight-asian="bold" style:font-weight-complex="bold"/>
    </style:style>
    <style:style style:name="P11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12" style:family="paragraph" style:parent-style-name="Normal">
      <style:text-properties fo:color="#000000" loext:opacity="100%" fo:font-weight="normal" officeooo:rsid="0022fdee" officeooo:paragraph-rsid="0022fdee" style:rfc-language-tag-asian="es-ES-u-co-trad" style:language-asian="es" style:country-asian="ES" style:font-weight-asian="normal" style:font-weight-complex="normal"/>
    </style:style>
    <style:style style:name="P13" style:family="paragraph" style:parent-style-name="Normal">
      <style:text-properties fo:color="#000000" loext:opacity="100%" fo:font-weight="normal" officeooo:rsid="0021a878" officeooo:paragraph-rsid="0021a878" style:rfc-language-tag-asian="es-ES-u-co-trad" style:language-asian="es" style:country-asian="ES" style:font-weight-asian="normal" style:font-weight-complex="normal"/>
    </style:style>
    <style:style style:name="P14" style:family="paragraph" style:parent-style-name="Normal">
      <style:text-properties fo:color="#000000" loext:opacity="100%" fo:font-size="11pt" fo:font-weight="normal" officeooo:rsid="00219154" officeooo:paragraph-rsid="00219154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5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6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17" style:family="paragraph" style:parent-style-name="Normal">
      <style:text-properties fo:color="#000000" loext:opacity="100%" officeooo:paragraph-rsid="0022fdee" style:rfc-language-tag-asian="es-ES-u-co-trad" style:language-asian="es" style:country-asian="ES"/>
    </style:style>
    <style:style style:name="P18" style:family="paragraph" style:parent-style-name="Normal">
      <style:text-properties fo:color="#000000" loext:opacity="100%" officeooo:rsid="00228101" officeooo:paragraph-rsid="0022fdee" style:rfc-language-tag-asian="es-ES-u-co-trad" style:language-asian="es" style:country-asian="ES"/>
    </style:style>
    <style:style style:name="P19" style:family="paragraph" style:parent-style-name="Normal">
      <style:paragraph-properties fo:text-align="center" style:justify-single-word="false"/>
      <style:text-properties officeooo:paragraph-rsid="002120ef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6pt" fo:font-weight="bold" style:font-size-asian="6pt" style:rfc-language-tag-asian="es-ES-u-co-trad" style:language-asian="es" style:country-asian="ES" style:font-weight-asian="bold" style:font-size-complex="6pt" style:font-weight-complex="bold"/>
    </style:style>
    <style:style style:name="T2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4" style:family="text">
      <style:text-properties fo:color="#bfbfbf" loext:opacity="100%" fo:font-size="12pt" fo:font-weight="bold" officeooo:rsid="0020e015" style:font-size-asian="10.5pt" style:rfc-language-tag-asian="es-ES-u-co-trad" style:language-asian="es" style:country-asian="ES" style:font-weight-asian="bold" style:font-size-complex="12pt" style:font-weight-complex="bold"/>
    </style:style>
    <style:style style:name="T5" style:family="text">
      <style:text-properties officeooo:rsid="0020e015"/>
    </style:style>
    <style:style style:name="T6" style:family="text">
      <style:text-properties fo:color="#000000" loext:opacity="100%" style:font-name="TimesNewRomanPSMT" fo:font-size="12pt" style:font-size-asian="12pt"/>
    </style:style>
    <style:style style:name="T7" style:family="text">
      <style:text-properties fo:color="#000000" loext:opacity="100%" style:font-name="TimesNewRomanPSMT" fo:font-size="12pt" officeooo:rsid="0020e015" style:font-size-asian="12pt"/>
    </style:style>
    <style:style style:name="T8" style:family="text">
      <style:text-properties officeooo:rsid="0022810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 text:name="_Revisión_de_cambio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row>
          <table:table-cell table:style-name="Tabla10.A1" table:number-columns-spanned="6" office:value-type="string">
            <text:p text:style-name="P1">REVISIÓN DE CAMBIO – MODELO 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3" table:number-columns-spanned="6" office:value-type="string">
            <text:p text:style-name="P1">Descripción del camb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0.A4" table:number-columns-spanned="2" office:value-type="string">
            <text:p text:style-name="P8">Nombre del proyecto:</text:p>
          </table:table-cell>
          <table:covered-table-cell/>
          <table:table-cell table:style-name="Tabla10.A4" table:number-columns-spanned="3" office:value-type="string">
            <text:p text:style-name="P8">Título del cambio:</text:p>
          </table:table-cell>
          <table:covered-table-cell/>
          <table:covered-table-cell/>
          <table:table-cell table:style-name="Tabla10.A4" office:value-type="string">
            <text:p text:style-name="P8">ID:</text:p>
          </table:table-cell>
        </table:table-row>
        <table:table-row>
          <table:table-cell table:style-name="Tabla10.A5" table:number-columns-spanned="2" office:value-type="string">
            <text:p text:style-name="P11">CountApp</text:p>
          </table:table-cell>
          <table:covered-table-cell/>
          <table:table-cell table:style-name="Tabla10.A5" table:number-columns-spanned="3" office:value-type="string">
            <text:p text:style-name="P14">Especificación <text:span text:style-name="T5">de idiomas</text:span></text:p>
          </table:table-cell>
          <table:covered-table-cell/>
          <table:covered-table-cell/>
          <table:table-cell table:style-name="Tabla10.F5" office:value-type="string">
            <text:p text:style-name="P19"><text:span text:style-name="Fuente_20_de_20_párrafo_20_predeter."><text:span text:style-name="T2">SolCmb-00</text:span></text:span><text:span text:style-name="Fuente_20_de_20_párrafo_20_predeter."><text:span text:style-name="T3">1</text:span></text:span><text:span text:style-name="Fuente_20_de_20_párrafo_20_predeter."><text:span text:style-name="T4">2</text:span></text:span></text:p>
          </table:table-cell>
        </table:table-row>
        <table:table-row>
          <table:table-cell table:style-name="Tabla10.A4" table:number-columns-spanned="2" office:value-type="string">
            <text:p text:style-name="P8">Nombre del interesado: </text:p>
          </table:table-cell>
          <table:covered-table-cell/>
          <table:table-cell table:style-name="Tabla10.A4" table:number-columns-spanned="3" office:value-type="string">
            <text:p text:style-name="P8">E-mail de contacto:</text:p>
          </table:table-cell>
          <table:covered-table-cell/>
          <table:covered-table-cell/>
          <table:table-cell table:style-name="Tabla10.A4" office:value-type="string">
            <text:p text:style-name="P8">Fecha:</text:p>
          </table:table-cell>
        </table:table-row>
        <table:table-row>
          <table:table-cell table:style-name="Tabla10.A5" table:number-columns-spanned="2" office:value-type="string">
            <text:p text:style-name="P16">Pablo Guerrica-Echevarría</text:p>
          </table:table-cell>
          <table:covered-table-cell/>
          <table:table-cell table:style-name="Tabla10.A5" table:number-columns-spanned="3" office:value-type="string">
            <text:p text:style-name="P15">pablo.guerricaechevarria@rai.usc.es</text:p>
          </table:table-cell>
          <table:covered-table-cell/>
          <table:covered-table-cell/>
          <table:table-cell table:style-name="Tabla10.F5" office:value-type="string">
            <text:p text:style-name="P19"><text:span text:style-name="Fuente_20_de_20_párrafo_20_predeter."><text:span text:style-name="T2">17/03/2024</text:span></text:span></text:p>
          </table:table-cell>
        </table:table-row>
        <table:table-row table:style-name="Tabla10.8">
          <table:table-cell table:style-name="Tabla10.A5" table:number-columns-spanned="6" office:value-type="string">
            <text:p text:style-name="P8">Descripción del cambio:</text:p>
            <text:p text:style-name="P20" loext:marker-style-name="T6"><text:span text:style-name="T7">E</text:span><text:span text:style-name="T6">l requisito no funcional NFR-0007 no especifica los idiomas en los que la aplicación estará disponibl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0.9">
          <table:table-cell table:style-name="Tabla10.A4" office:value-type="string">
            <text:p text:style-name="P9">Departamento:</text:p>
          </table:table-cell>
          <table:table-cell table:style-name="Tabla10.A5" table:number-columns-spanned="2" office:value-type="string">
            <text:p text:style-name="P12">Traducción</text:p>
          </table:table-cell>
          <table:covered-table-cell/>
          <table:table-cell table:style-name="Tabla10.A4" office:value-type="string">
            <text:p text:style-name="P9">Contacto Dpto.:</text:p>
          </table:table-cell>
          <table:table-cell table:style-name="Tabla10.A5" table:number-columns-spanned="2" office:value-type="string">
            <text:p text:style-name="P12">traduccion@capp.es</text:p>
          </table:table-cell>
          <table:covered-table-cell/>
        </table:table-row>
        <table:table-row table:style-name="Tabla10.9">
          <table:table-cell table:style-name="Tabla10.A10" table:number-columns-spanned="3" office:value-type="string">
            <text:p text:style-name="P10">Plazo:</text:p>
          </table:table-cell>
          <table:covered-table-cell/>
          <table:covered-table-cell/>
          <table:table-cell table:style-name="Tabla10.A10" table:number-columns-spanned="3" office:value-type="string">
            <text:p text:style-name="P10">Personal responsable:</text:p>
          </table:table-cell>
          <table:covered-table-cell/>
          <table:covered-table-cell/>
        </table:table-row>
        <table:table-row table:style-name="Tabla10.11">
          <table:table-cell table:style-name="Tabla10.A5" table:number-columns-spanned="3" office:value-type="string">
            <text:p text:style-name="P17"><text:span text:style-name="T8">01</text:span>/0<text:span text:style-name="T8">4</text:span>/2024 – <text:span text:style-name="T8">05</text:span>/0<text:span text:style-name="T8">4</text:span>/2024</text:p>
            <text:p text:style-name="P18">08/04/2024 – 08/04/2024</text:p>
          </table:table-cell>
          <table:covered-table-cell/>
          <table:covered-table-cell/>
          <table:table-cell table:style-name="Tabla10.A5" table:number-columns-spanned="3" office:value-type="string">
            <text:p text:style-name="P12">P.G.B.</text:p>
          </table:table-cell>
          <table:covered-table-cell/>
          <table:covered-table-cell/>
        </table:table-row>
        <table:table-row table:style-name="Tabla10.12">
          <table:table-cell table:style-name="Tabla10.A10" table:number-columns-spanned="3" office:value-type="string">
            <text:p text:style-name="P9">Estado:</text:p>
          </table:table-cell>
          <table:covered-table-cell/>
          <table:covered-table-cell/>
          <table:table-cell table:style-name="Tabla10.F5" table:number-columns-spanned="3" office:value-type="string">
            <text:p text:style-name="P12">Aceptado y en ejecución</text:p>
          </table:table-cell>
          <table:covered-table-cell/>
          <table:covered-table-cell/>
        </table:table-row>
        <table:table-row table:style-name="Tabla10.13">
          <table:table-cell table:style-name="Tabla10.A10" table:number-columns-spanned="3" office:value-type="string">
            <text:p text:style-name="P4">Prioridad (Rodear una):</text:p>
          </table:table-cell>
          <table:covered-table-cell/>
          <table:covered-table-cell/>
          <table:table-cell table:style-name="Tabla10.F5" table:number-columns-spanned="3" office:value-type="string">
            <text:p text:style-name="P3">1. Alta <text:s text:c="3"/><text:span text:style-name="T10">2. Media</text:span> <text:s text:c="3"/>3. Baja</text:p>
          </table:table-cell>
          <table:covered-table-cell/>
          <table:covered-table-cell/>
        </table:table-row>
        <table:table-row table:style-name="Tabla10.14">
          <table:table-cell table:style-name="Tabla10.A10" table:number-columns-spanned="3" office:value-type="string">
            <text:p text:style-name="P4">ID versión preliminar:</text:p>
          </table:table-cell>
          <table:covered-table-cell/>
          <table:covered-table-cell/>
          <table:table-cell table:style-name="Tabla10.F5" table:number-columns-spanned="3" office:value-type="string">
            <text:p text:style-name="P13">1.4</text:p>
          </table:table-cell>
          <table:covered-table-cell/>
          <table:covered-table-cell/>
        </table:table-row>
        <table:table-row table:style-name="Tabla10.15">
          <table:table-cell table:style-name="Tabla10.A4" table:number-columns-spanned="3" office:value-type="string">
            <text:p text:style-name="P4">Resolución de la revisión:</text:p>
          </table:table-cell>
          <table:covered-table-cell/>
          <table:covered-table-cell/>
          <table:table-cell table:style-name="Tabla10.A5" table:number-columns-spanned="3" office:value-type="string">
            <text:p text:style-name="P13">Aprobado y pendiente de inclusión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21:05:45.565296114</dc:date>
    <meta:editing-duration>PT2M4S</meta:editing-duration>
    <meta:editing-cycles>2</meta:editing-cycles>
    <meta:document-statistic meta:table-count="1" meta:image-count="0" meta:object-count="0" meta:page-count="1" meta:paragraph-count="33" meta:word-count="90" meta:character-count="683" meta:non-whitespace-character-count="616"/>
  </office:meta>
</office:document-meta>
</file>